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751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Default-outline1">
      <style:graphic-properties fo:min-height="9.135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r18" style:family="presentation" style:parent-style-name="Default-outline1">
      <style:graphic-properties fo:min-height="15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5pt" style:font-size-asian="15pt" style:font-weight-asian="normal" style:font-size-complex="15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Funding Ecosystem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ypes of funding</text:p>
              </text:list-item>
              <text:list-item>
                <text:p>The main players</text:p>
              </text:list-item>
              <text:list-item>
                <text:p>Evaluation and valuation</text:p>
              </text:list-item>
              <text:list-item>
                <text:p>The mechanics of a funding round</text:p>
              </text:list-item>
              <text:list-item>
                <text:p>Expectations and risk profiles</text:p>
              </text:list-item>
              <text:list-item>
                <text:p>Growth and funding time-lines</text:p>
              </text:list-item>
              <text:list-item>
                <text:p>Working with a boar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rms of Fund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Debt (loan)</text:p>
              </text:list-item>
              <text:list-item>
                <text:p>Equity (venture capital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ain Player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usiness angels</text:p>
              </text:list-item>
              <text:list-item>
                <text:p>Venture capital firms</text:p>
              </text:list-item>
              <text:list-item>
                <text:p>Lawyers</text:p>
              </text:list-item>
              <text:list-item>
                <text:p>Professors and universities</text:p>
              </text:list-item>
              <text:list-item>
                <text:p>Professional organiz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Evaluation and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valu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Team</text:p>
              </text:list-item>
              <text:list-item>
                <text:p>Idea / market</text:p>
              </text:list-item>
              <text:list-item>
                <text:p>Competi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Valu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Multi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Mechanics of a Funding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 Term Sheet</text:p>
          </draw:text-box>
        </draw:frame>
        <draw:frame presentation:style-name="pr9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Expectations and Risk Profile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Risk Profiles and Conflicts Interes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ounders</text:p>
              </text:list-item>
              <text:list-item>
                <text:p>Business angels</text:p>
              </text:list-item>
              <text:list-item>
                <text:p>Early investors</text:p>
              </text:list-item>
              <text:list-item>
                <text:p>Late invest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Growth and Funding Time-lines 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unding Over Tim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Phases, Duration</text:p>
              </text:list-item>
              <text:list-item>
                <text:p>Pre-Seed, Seed, Series A, B, C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Working with a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ard Mechanics</text:p>
          </draw:text-box>
        </draw:frame>
        <draw:frame presentation:style-name="pr13" draw:layer="layout" svg:width="27cm" svg:height="11.5cm" svg:x="0.5cm" svg:y="2.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ypes of funding</text:p>
              </text:list-item>
              <text:list-item>
                <text:p>The main players</text:p>
              </text:list-item>
              <text:list-item>
                <text:p>Evaluation and valuation</text:p>
              </text:list-item>
              <text:list-item>
                <text:p>The mechanics of a funding round</text:p>
              </text:list-item>
              <text:list-item>
                <text:p>Expectations and risk profiles</text:p>
              </text:list-item>
              <text:list-item>
                <text:p>Growth and funding time-lines</text:p>
              </text:list-item>
              <text:list-item>
                <text:p>Working with a boar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9" draw:layer="layout" svg:width="20cm" svg:height="4cm" svg:x="0cm" svg:y="11.75cm">
          <draw:text-box>
            <text:p text:style-name="P8"><text:span text:style-name="T5">DR</text:span></text:p>
          </draw:text-box>
        </draw:frame>
        <draw:frame presentation:style-name="pr15" draw:text-style-name="P10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6" draw:text-style-name="P7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8" draw:layer="layout" svg:width="27cm" svg:height="11.5cm" svg:x="0.5cm" svg:y="2.25cm" presentation:class="outline">
          <draw:text-box>
            <text:list text:style-name="L5">
              <text:list-item>
                <text:p text:style-name="P11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0T12:05:56.829192078</meta:creation-date>
    <meta:editing-duration>PT36M25S</meta:editing-duration>
    <meta:editing-cycles>6</meta:editing-cycles>
    <meta:generator>LibreOffice/6.0.7.3$Linux_X86_64 LibreOffice_project/00m0$Build-3</meta:generator>
    <dc:date>2020-09-19T19:17:59.029599847</dc:date>
    <meta:document-statistic meta:object-count="135"/>
  </office:meta>
</office:document-meta>
</file>